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un number </text:p>
          </table:table-cell>
          <table:table-cell office:value-type="string" calcext:value-type="string">
            <text:p>MCP HV</text:p>
          </table:table-cell>
          <table:table-cell office:value-type="string" calcext:value-type="string">
            <text:p>Cathode HV</text:p>
          </table:table-cell>
          <table:table-cell office:value-type="string" calcext:value-type="string">
            <text:p>delta V</text:p>
          </table:table-cell>
          <table:table-cell table:style-name="Default" office:value-type="string" calcext:value-type="string">
            <text:p>LED V in (out mV)</text:p>
          </table:table-cell>
          <table:table-cell office:value-type="string" calcext:value-type="string">
            <text:p>B field (T)</text:p>
          </table:table-cell>
          <table:table-cell office:value-type="string" calcext:value-type="string">
            <text:p>width (ns)</text:p>
          </table:table-cell>
          <table:table-cell office:value-type="string" calcext:value-type="string">
            <text:p>f (kHz)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5" calcext:value-type="float">
            <text:p>111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6" calcext:value-type="float">
            <text:p>111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9" calcext:value-type="float">
            <text:p>111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8" calcext:value-type="float">
            <text:p>112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9" calcext:value-type="float">
            <text:p>112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7" calcext:value-type="float">
            <text:p>113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7" calcext:value-type="float">
            <text:p>114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3" calcext:value-type="float">
            <text:p>115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4" calcext:value-type="float">
            <text:p>115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5" calcext:value-type="float">
            <text:p>115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24:51.546540127</meta:creation-date>
    <dc:date>2018-03-08T09:39:33.132062432</dc:date>
    <meta:editing-duration>PT4M21S</meta:editing-duration>
    <meta:editing-cycles>1</meta:editing-cycles>
    <meta:document-statistic meta:table-count="1" meta:cell-count="776" meta:object-count="0"/>
    <meta:generator>LibreOffice/5.1.6.2$Linux_X86_64 LibreOffice_project/10m0$Build-2</meta:generator>
  </office:meta>
</office:document-meta>
</file>